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serif" svg:font-family="Sansserif" style:font-family-generic="swiss"/>
    <style:font-face style:name="sans-serif" svg:font-family="sans-serif"/>
  </office:font-face-decls>
  <office:automatic-styles>
    <style:style style:name="P1" style:family="paragraph" style:parent-style-name="Standard">
      <style:paragraph-properties fo:margin-top="0in" fo:margin-bottom="0in" style:contextual-spacing="false" style:writing-mode="lr-tb"/>
      <style:text-properties style:font-name="Liberation Sans" officeooo:paragraph-rsid="001b312f"/>
    </style:style>
    <style:style style:name="P2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5pt" fo:font-weight="bold" officeooo:paragraph-rsid="001b312f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top="0in" fo:margin-bottom="0in" style:contextual-spacing="false" style:writing-mode="lr-tb"/>
      <style:text-properties style:font-name="Liberation Sans" fo:font-weight="bold" officeooo:paragraph-rsid="001b312f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 style:writing-mode="lr-tb"/>
      <style:text-properties style:font-name="Liberation Sans" officeooo:paragraph-rsid="001c4296"/>
    </style:style>
    <style:style style:name="P5" style:family="paragraph" style:parent-style-name="Standard">
      <style:paragraph-properties fo:margin-top="0in" fo:margin-bottom="0in" style:contextual-spacing="false" style:writing-mode="lr-tb"/>
      <style:text-properties style:font-name="Liberation Sans" officeooo:paragraph-rsid="001d214a"/>
    </style:style>
    <style:style style:name="P6" style:family="paragraph" style:parent-style-name="Standard" style:list-style-name="L4">
      <style:paragraph-properties fo:margin-top="0in" fo:margin-bottom="0in" style:contextual-spacing="false" style:writing-mode="lr-tb"/>
      <style:text-properties officeooo:paragraph-rsid="001c4296"/>
    </style:style>
    <style:style style:name="T1" style:family="text">
      <style:text-properties style:font-name="sans-serif" fo:font-size="18pt"/>
    </style:style>
    <style:style style:name="T2" style:family="text">
      <style:text-properties style:font-name="sans-serif" fo:font-size="11.25pt"/>
    </style:style>
    <style:style style:name="T3" style:family="text">
      <style:text-properties style:font-name="sans-serif" fo:font-size="11.25pt" style:text-underline-style="solid" style:text-underline-width="auto" style:text-underline-color="font-color"/>
    </style:style>
    <style:style style:name="T4" style:family="text">
      <style:text-properties style:font-name="sans-serif" fo:font-size="11.25pt" style:text-underline-style="solid" style:text-underline-width="auto" style:text-underline-color="font-color" officeooo:rsid="001d214a"/>
    </style:style>
    <style:style style:name="T5" style:family="text">
      <style:text-properties style:font-name="sans-serif" fo:font-size="11.25pt" fo:font-weight="bold" style:font-weight-asian="bold" style:font-weight-complex="bold"/>
    </style:style>
    <style:style style:name="T6" style:family="text">
      <style:text-properties style:font-name="sans-serif" fo:font-size="11.25pt" officeooo:rsid="001d214a"/>
    </style:style>
    <style:style style:name="T7" style:family="text">
      <style:text-properties fo:font-size="33.75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1.25pt"/>
    </style:style>
    <style:style style:name="T10" style:family="text">
      <style:text-properties fo:font-size="11.25pt" fo:font-weight="bold" style:font-weight-asian="bold" style:font-weight-complex="bold"/>
    </style:style>
    <style:style style:name="T11" style:family="text">
      <style:text-properties fo:font-size="11.25pt" style:text-underline-style="solid" style:text-underline-width="auto" style:text-underline-color="font-color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Liberation Sans"/>
    </style:style>
    <style:style style:name="T15" style:family="text">
      <style:text-properties style:font-name="Liberation Sans" fo:font-size="11.25pt"/>
    </style:style>
    <style:style style:name="T16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color="#c9211e" loext:opacity="100%"/>
    </style:style>
    <style:style style:name="T20" style:family="text">
      <style:text-properties fo:color="#c9211e" loext:opacity="100%" style:font-name="sans-serif" fo:font-size="11.25pt"/>
    </style:style>
    <style:style style:name="T21" style:family="text">
      <style:text-properties fo:color="#c9211e" loext:opacity="100%" style:font-name="sans-serif" fo:font-size="11.25pt" style:text-underline-style="solid" style:text-underline-width="auto" style:text-underline-color="font-color"/>
    </style:style>
    <style:style style:name="T22" style:family="text">
      <style:text-properties officeooo:rsid="001d214a"/>
    </style:style>
    <style:style style:name="T23" style:family="text">
      <style:text-properties fo:color="#81d41a" loext:opacity="100%" style:font-name="sans-serif" fo:font-size="11.25pt"/>
    </style:style>
    <style:style style:name="T24" style:family="text">
      <style:text-properties fo:color="#ff0000" loext:opacity="100%" style:font-name="sans-serif" fo:font-size="11.25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Analyse</text:span></text:p>
      <text:p text:style-name="P1"><text:line-break/><text:span text:style-name="T8">Dépendances fonctionnelles</text:span><text:line-break/><text:span text:style-name="T13">emailRest </text:span><text:span text:style-name="T12">→nomRest, telRest, adresseRest, horaires, presentation, capaciteMax, noteRest<text:line-break/></text:span><text:span text:style-name="T13">emailRest, nomPlat</text:span><text:span text:style-name="T12"> → description, prixPlat<text:line-break/></text:span><text:span text:style-name="T13">idCompte</text:span><text:span text:style-name="T12"> → emailClient<text:line-break/></text:span><text:span text:style-name="T13">emailClient</text:span><text:span text:style-name="T12"> → mdp, nomClient, prenomClient, adresseClient<text:line-break/></text:span><text:span text:style-name="T13">dateCommande</text:span><text:span text:style-name="T12">, </text:span><text:span text:style-name="T13">heureCommand</text:span><text:span text:style-name="T12">,</text:span><text:span text:style-name="T13">idCompte</text:span><text:span text:style-name="T12">, </text:span><text:span text:style-name="T13">emailRest</text:span><text:span text:style-name="T12"> → prixCommande, statut<text:line-break/></text:span><text:span text:style-name="T13">dateCommande</text:span><text:span text:style-name="T12">, </text:span><text:span text:style-name="T13">heureCommand</text:span><text:span text:style-name="T12">,</text:span><text:span text:style-name="T13">idCompte</text:span><text:span text:style-name="T12">, </text:span><text:span text:style-name="T13">emailRest</text:span><text:span text:style-name="T12">, </text:span><text:span text:style-name="T13">idPlat</text:span><text:span text:style-name="T12"> → quantitéCommandée<text:line-break/></text:span><text:span text:style-name="T13">dateCommande</text:span><text:span text:style-name="T12">, </text:span><text:span text:style-name="T13">heureCommand</text:span><text:span text:style-name="T12">,</text:span><text:span text:style-name="T13">idCompte</text:span><text:span text:style-name="T12">, </text:span><text:span text:style-name="T13">emailRest</text:span><text:span text:style-name="T12"> → adresseLivraison, infos, heureLivraison<text:line-break/></text:span><text:span text:style-name="T13">dateCommande</text:span><text:span text:style-name="T12">, </text:span><text:span text:style-name="T13">heureCommand</text:span><text:span text:style-name="T12">,</text:span><text:span text:style-name="T13">idCompte</text:span><text:span text:style-name="T12">, </text:span><text:span text:style-name="T13">emailRest</text:span><text:span text:style-name="T12"> → nbPersonne, heureArrivee<text:line-break/></text:span><text:span text:style-name="T13">dateEval</text:span><text:span text:style-name="T12">, </text:span><text:span text:style-name="T13">heureEval</text:span><text:span text:style-name="T12">,</text:span><text:span text:style-name="T13">emailRest</text:span><text:span text:style-name="T12">, </text:span><text:span text:style-name="T13">idCompte</text:span><text:span text:style-name="T12"> → avis, note<text:line-break/></text:span><text:span text:style-name="T13">nomCategorieMere</text:span><text:span text:style-name="T12"><text:line-break/></text:span><text:span text:style-name="T13">nomCategorieFille</text:span><text:span text:style-name="T12"><text:line-break/></text:span><text:span text:style-name="T13">jour, heureOuverture, heureFermeture</text:span><text:line-break/></text:p>
      <text:p text:style-name="P1"><text:span text:style-name="T9"/></text:p>
      <text:p text:style-name="P2">Contraintes de valeur</text:p>
      <text:p text:style-name="P4"><text:line-break/><text:span text:style-name="T9">statut \in {attente, validee, disponible, livraison, annuleeClient, annuleeRest}</text:span><text:line-break/><text:span text:style-name="T9">{idLivraison} inter {idSurPlace} = vide</text:span><text:line-break/><text:span text:style-name="T9">nbPersonne &lt;= capaciteMax</text:span><text:line-break/><text:span text:style-name="T9">idCategorie = idCategorieMere U idCategorieFille</text:span><text:line-break/></text:p>
      <text:p text:style-name="P4"><text:span text:style-name="T16">Contrain</text:span><text:span text:style-name="T17">tes de multiplicité</text:span><text:span text:style-name="T18"><text:line-break/></text:span></text:p>
      <text:p text:style-name="P4"><text:span text:style-name="T9">emailRest 0..* nomCategorieFille</text:span><text:line-break/><text:span text:style-name="T9">emailRest 0..* nomCategorieMère</text:span><text:line-break/><text:span text:style-name="T9">nomCategorieFille 0..1 nomCategorieMère</text:span><text:line-break/><text:span text:style-name="T9">nomCategorieMère 0..* nomCategorieFille</text:span><text:line-break/><text:span text:style-name="T9">emailRest 0..* Commande</text:span><text:line-break/><text:span text:style-name="T9">emailRest 1..* nomPlat</text:span><text:line-break/><text:span text:style-name="T9">emailRest, idPlat 0..* nomAllergene</text:span><text:line-break/><text:span text:style-name="T9">nomAllergene 1..* emailRest, idPlat</text:span><text:line-break/><text:span text:style-name="T9">idCommande 0..1 dateEval, heureEval</text:span><text:line-break/><text:span text:style-name="T9">contenuCommande 1..* idPlat</text:span><text:line-break/><text:span text:style-name="T9">idCompte 0..1 emailClient</text:span><text:line-break/><text:span text:style-name="T9">emailClient 1..1 idCompte</text:span><text:line-break/></text:p>
      <text:p text:style-name="P4"><text:span text:style-name="T17">Contraintes textuelles</text:span><text:line-break/></text:p>
      <text:list xml:id="list462199821" text:style-name="L4">
        <text:list-item>
          <text:p text:style-name="P6"><text:span text:style-name="T15">Il faut pouvoir classer les restaurants par catégories et/ou par leur note moyenne</text:span></text:p>
        </text:list-item>
        <text:list-item>
          <text:p text:style-name="P6"><text:span text:style-name="T15">Les recommandations de catégories se basent sur l’historique de commandes des utilisateurs et les notes qui leur sont reliées. En priorité, les recommandations vont concerner les catégories pour lesquelles l’utilisateur a donné la meilleure note moyenne lors de ses commandes. Ensuite, pour départager les catégories se retrouvant à égalité, les recommandations seront triées par ordre décroissant des catégories pour lesquelles il y a eu le plus de notes déposées et ce quel que soit l’utilisateur.</text:span></text:p>
        </text:list-item>
        <text:list-item>
          <text:p text:style-name="P6"><text:span text:style-name="T15">noteRest = moyenne des notes des commandes</text:span></text:p>
        </text:list-item>
        <text:list-item>
          <text:p text:style-name="P6"><text:span text:style-name="T15">historique = liste des commandes filtrées par idCompte</text:span></text:p>
        </text:list-item>
        <text:list-item>
          <text:p text:style-name="P6"><text:span text:style-name="T15">si un client demande à ce que l’on supprime ses données personnelles il est important de conserver les commandes qui ont</text:span><text:span text:style-name="T14"><text:line-break/></text:span><text:span text:style-name="T15">été effectuées</text:span></text:p>
        </text:list-item>
        <text:list-item>
          <text:p text:style-name="P6"><text:soft-page-break/><text:span text:style-name="T15">si une catégorie n’a pas de mère, c’est une catégorie mère.</text:span><text:span text:style-name="T14"><text:line-break/></text:span></text:p>
        </text:list-item>
      </text:list>
      <text:p text:style-name="P4"><text:span text:style-name="T8">Modèle Entité-Association</text:span><text:line-break/></text:p>
      <text:p text:style-name="P4"><text:span text:style-name="T10">Types d’entité simple :</text:span><text:line-break/><text:span text:style-name="T9">Restaurant(</text:span><text:span text:style-name="T11">emailRest</text:span><text:span text:style-name="T9">, nomRest, telRest, adresseRest, horaires, presentation, capaciteMax, noteRest)</text:span><text:line-break/><text:span text:style-name="T9">Compte(</text:span><text:span text:style-name="T11">idCompte</text:span><text:span text:style-name="T9">)</text:span><text:line-break/><text:span text:style-name="T9">Client (</text:span><text:span text:style-name="T11">EmailClient</text:span><text:span text:style-name="T9">,</text:span> <text:span text:style-name="T9">mdp, nomClient, prenomClient, adresseClient)</text:span><text:line-break/><text:span text:style-name="T9">Évaluation(</text:span><text:span text:style-name="T11">dateEval</text:span><text:span text:style-name="T9">, </text:span><text:span text:style-name="T11">heureEval</text:span><text:span text:style-name="T9">, </text:span><text:span text:style-name="T11">avis</text:span><text:span text:style-name="T9">, </text:span><text:span text:style-name="T11">note</text:span><text:span text:style-name="T9">)</text:span><text:line-break/><text:span text:style-name="T9">Catégorie(</text:span><text:span text:style-name="T11">nomCategorie</text:span><text:span text:style-name="T9">)</text:span><text:line-break/><text:span text:style-name="T9">Allergene(</text:span><text:span text:style-name="T11">nomAllergene</text:span><text:span text:style-name="T9">)</text:span><text:line-break/><text:span text:style-name="T9">Horaire(</text:span><text:span text:style-name="T11">jour</text:span><text:span text:style-name="T9">, </text:span><text:span text:style-name="T11">heureOuverture</text:span><text:span text:style-name="T9">, </text:span><text:span text:style-name="T11">heureFermeture</text:span><text:span text:style-name="T9">)</text:span><text:line-break/><text:span text:style-name="T10">Sous-types d’entité</text:span><text:line-break/><text:span text:style-name="T9">Livraison(adresseLivraison, infos, heureLivraison)</text:span><text:line-break/><text:span text:style-name="T9">SurPlace(nbPersonne, heureArrivee)</text:span><text:line-break/><text:span text:style-name="T10">Type d’entité faible</text:span><text:line-break/><text:span text:style-name="T9">Commande(</text:span><text:span text:style-name="T11">dateCommande</text:span><text:span text:style-name="T9">, </text:span><text:span text:style-name="T11">heureCommande</text:span><text:span text:style-name="T9">, prixCommande, statut)</text:span><text:line-break/><text:span text:style-name="T9">Plat(</text:span><text:span text:style-name="T11">nomPlat</text:span><text:span text:style-name="T9">, prixPlat, description)</text:span></text:p>
      <text:p text:style-name="P4"/>
      <text:p text:style-name="P4"><text:span text:style-name="T1">Passage au relationnel</text:span><text:line-break/><text:span text:style-name="T5">Types d’entités simples</text:span><text:line-break/><text:span text:style-name="T2">Restaurant(</text:span><text:span text:style-name="T3">emailRest</text:span><text:span text:style-name="T2">, nomRest, telRest, adresseRest, horaires, presentation, capaciteMax, noteRest,</text:span> <text:span text:style-name="T20">nomCategorie</text:span><text:span text:style-name="T2">)</text:span><text:line-break/><text:span text:style-name="T20">nomCategorie référence Catégorie</text:span><text:line-break/><text:span text:style-name="T2">Commande(</text:span><text:span text:style-name="T3">dateCommande</text:span><text:span text:style-name="T2">, </text:span><text:span text:style-name="T3">heureCommande</text:span><text:span text:style-name="T2">,</text:span> <text:span text:style-name="T21">idCompte</text:span><text:span text:style-name="T20"> , </text:span><text:span text:style-name="T21">emailRest</text:span><text:span text:style-name="T20">,</text:span> <text:span text:style-name="T2">prixCommande, statut)</text:span><text:line-break/><text:span text:style-name="T20">passeePar = idCompte est non nul et référence Compte</text:span><text:span text:style-name="T19"><text:line-break/></text:span><text:span text:style-name="T20">prepare = emailRest est non nul et référence Restaurant</text:span><text:line-break/><text:span text:style-name="T2">Compte(</text:span><text:span text:style-name="T3">idCompte</text:span><text:span text:style-name="T2">)</text:span><text:line-break/><text:span text:style-name="T2">Client(</text:span><text:span text:style-name="T3">emailClient</text:span><text:span text:style-name="T2">, mdp, nomClient, prenomClient, adresseClient,</text:span> <text:span text:style-name="T2">idCompte)</text:span><text:line-break/><text:span text:style-name="T20">aPourClient = idCompte est non nul et référence Compte</text:span><text:line-break/><text:span text:style-name="T2">Evaluation(</text:span><text:span text:style-name="T3">dateEval</text:span><text:span text:style-name="T2">, </text:span><text:span text:style-name="T3">heureEval</text:span><text:span text:style-name="T2">, </text:span><text:span text:style-name="T3">avis</text:span><text:span text:style-name="T2">, </text:span><text:span text:style-name="T3">note</text:span><text:span text:style-name="T2">)</text:span><text:line-break/><text:span text:style-name="T2">Catégorie(</text:span><text:span text:style-name="T3">nomCatégorie</text:span><text:span text:style-name="T2">)</text:span><text:line-break/><text:span text:style-name="T2">Horaire(</text:span><text:span text:style-name="T3">jour</text:span><text:span text:style-name="T2">, </text:span><text:span text:style-name="T3">heureOuverture</text:span><text:span text:style-name="T2">, </text:span><text:span text:style-name="T3">heureOuverture</text:span><text:span text:style-name="T2">)</text:span><text:line-break/></text:p>
      <text:p text:style-name="P4"><text:span text:style-name="T5">Sous-types d’entité (plusieurs possibilités d’implémentation) : on choisit le référencement</text:span><text:line-break/><text:span text:style-name="T2">SurPlace(</text:span><text:span text:style-name="T21">dateCommande</text:span><text:span text:style-name="T2">, </text:span><text:span text:style-name="T21">heureCommande</text:span><text:span text:style-name="T2">, </text:span><text:span text:style-name="T21">idCompte</text:span><text:span text:style-name="T2"> , </text:span><text:span text:style-name="T21">emailRest</text:span><text:span text:style-name="T2">, nbPersonne, heureArrivee)</text:span><text:line-break/><text:span text:style-name="T20">dateCommande, heureCommande, idCompte , emailRest</text:span><text:span text:style-name="T19"> </text:span><text:span text:style-name="T20">de SurPlace référence</text:span><text:span text:style-name="T19"> </text:span><text:span text:style-name="T20">dateCommande, heureCommande, idCompte ,</text:span><text:span text:style-name="T19"><text:line-break/></text:span><text:span text:style-name="T20">emailRest</text:span><text:span text:style-name="T19"> </text:span><text:span text:style-name="T20">de Commande</text:span><text:line-break/><text:span text:style-name="T2">Livraison(</text:span><text:span text:style-name="T21">dateCommande</text:span><text:span text:style-name="T2">, </text:span><text:span text:style-name="T21">heureCommande</text:span><text:span text:style-name="T2">, </text:span><text:span text:style-name="T21">idCompte</text:span><text:span text:style-name="T2"> , </text:span><text:span text:style-name="T21">emailRest</text:span><text:span text:style-name="T2">, adresseLivraison, infos, heureLivraison)</text:span><text:line-break/><text:span text:style-name="T20">dateCommande, heureCommande, idCompte , emailRest</text:span><text:span text:style-name="T19"> </text:span><text:span text:style-name="T20">de Livraison référence</text:span><text:span text:style-name="T19"> </text:span><text:span text:style-name="T20">dateCommande, heureCommande, idCompte ,emailRest</text:span><text:span text:style-name="T19"> </text:span><text:span text:style-name="T20">de Commande</text:span><text:line-break/></text:p>
      <text:p text:style-name="P4"><text:span text:style-name="T5">Entité faible</text:span><text:line-break/><text:span text:style-name="T2">Plat(</text:span><text:span text:style-name="T21">emailRest</text:span><text:span text:style-name="T2">, </text:span><text:span text:style-name="T3">nomPlat</text:span><text:span text:style-name="T2">, prix, description)</text:span><text:line-break/><text:span text:style-name="T20">platDuMenuDe = emailRest de Plat est non nul et référence emailRest de Restaurant.</text:span><text:line-break/><text:soft-page-break/><text:span text:style-name="T23">Vérifier que tout restaurant ait au moins un plat.</text:span><text:line-break/></text:p>
      <text:p text:style-name="P5"><text:span text:style-name="T5">Associations</text:span><text:line-break/><text:span text:style-name="T2">Apour</text:span><text:span text:style-name="T6">Mère</text:span><text:span text:style-name="T2">(</text:span><text:span text:style-name="T6">nom</text:span><text:span text:style-name="T3">CatégorieFille</text:span><text:span text:style-name="T2">, </text:span><text:span text:style-name="T6">nom</text:span><text:span text:style-name="T2">CatégorieMère)</text:span><text:line-break/><text:span text:style-name="T22">nom</text:span><text:span text:style-name="T2">CatégorieMère et </text:span><text:span text:style-name="T6">nom</text:span><text:span text:style-name="T2">CatégorieFille référencent Catégorie(</text:span><text:span text:style-name="T4">nom</text:span><text:span text:style-name="T3">Catégorie</text:span><text:span text:style-name="T2">)</text:span><text:line-break/><text:span text:style-name="T2">faitPartieDe(</text:span><text:span text:style-name="T3">dateCommande</text:span><text:span text:style-name="T2">, </text:span><text:span text:style-name="T3">heureCommande</text:span><text:span text:style-name="T2">, </text:span><text:span text:style-name="T3">idCompte</text:span><text:span text:style-name="T2"> , </text:span><text:span text:style-name="T3">emailRest</text:span><text:span text:style-name="T2">, </text:span><text:span text:style-name="T3">idPlat</text:span><text:span text:style-name="T2">, qu</text:span> <text:span text:style-name="T2">antitéCommandée)</text:span><text:line-break/><text:span text:style-name="T20">dateCommande, heureCommande, idCompte , emailRest référence Commande</text:span><text:span text:style-name="T19"><text:line-break/></text:span><text:span text:style-name="T20">idPlat référence Plat</text:span><text:line-break/><text:span text:style-name="T23">Vérifier qu’une commande ait au moins un plat.</text:span><text:line-break/><text:span text:style-name="T2">contient(</text:span><text:span text:style-name="T3">emailRest</text:span><text:span text:style-name="T2">, </text:span><text:span text:style-name="T3">nomPlat</text:span><text:span text:style-name="T2">, </text:span><text:span text:style-name="T3">nomAllergene</text:span><text:span text:style-name="T2">)</text:span><text:line-break/><text:span text:style-name="T2">possedeHoraires(</text:span><text:span text:style-name="T3">emailRest</text:span><text:span text:style-name="T2">, </text:span><text:span text:style-name="T3">jour</text:span><text:span text:style-name="T2">, </text:span><text:span text:style-name="T3">heureOuverture</text:span><text:span text:style-name="T2">, </text:span><text:span text:style-name="T3">heureFermeture</text:span><text:span text:style-name="T2">)</text:span><text:line-break/><text:span text:style-name="T2">possedeEvaluation(</text:span><text:span text:style-name="T3">dateCommande</text:span><text:span text:style-name="T2">, </text:span><text:span text:style-name="T3">heureCommande</text:span><text:span text:style-name="T2">, </text:span><text:span text:style-name="T3">idCompte</text:span><text:span text:style-name="T2">, </text:span><text:span text:style-name="T3">emailRest</text:span><text:span text:style-name="T2">, </text:span><text:span text:style-name="T3">dateEval</text:span><text:span text:style-name="T2">, </text:span><text:span text:style-name="T3">heureEval</text:span><text:span text:style-name="T2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serif" svg:font-family="Sansserif" style:font-family-generic="swis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0"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0:36:51.922870868</meta:creation-date>
    <dc:date>2022-11-21T11:11:31.331926729</dc:date>
    <meta:editing-duration>PT13M5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9" meta:word-count="515" meta:character-count="4747" meta:non-whitespace-character-count="4245"/>
  </office:meta>
</office:document-meta>
</file>